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 моей душе поселилась весна<text:line-break/>Я больше не могу оставаться одна<text:line-break/>Хочу поделиться чудесной весной<text:line-break/>С тобой. Сейчас только с тобой.<text:line-break/>Ты самый прекрасный<text:line-break/>Чудесный и милый<text:line-break/>И самый красивый<text:line-break/>Совсем не похож на других пацанов.<text:line-break/>Я знаю, всегда ты готов<text:line-break/>Помочь девчонке, защитить Отчизну<text:line-break/>Организовать за друга тризну<text:line-break/>Даже когда жуткая боль сердце съедает.<text:line-break/>Знаю я точно - ничто не мешает<text:line-break/>Мне любить в тебе верного друга<text:line-break/>Никакая злая вьюга<text:line-break/>Никогда не рассорит нас.<text:line-break/>Даже когда я в слезах ухожу<text:line-break/>Я знаю ты рядом<text:line-break/>Смотришь очень внимательным взглядом<text:line-break/>Как бы чего не случилось<text:line-break/>И сердце мое не разбилось<text:line-break/>И сама неосторожно не убилась<text:line-break/>От страшной безысходности<text:line-break/>Крича тебе: «За все меня прости!».<text:line-break/>И если вдруг что не так.<text:line-break/>Я знаю - это самый верный знак<text:line-break/>Что ты придешь хотя бы мысленно<text:line-break/>Поймешь, поможешь и согреешь<text:line-break/>Мою жизнь осветишь<text:line-break/>Мягким, ласковым светом.<text:line-break/>И когда я уйду<text:line-break/>Может быть, снова куда-то в беду<text:line-break/>Чувствую в сердце огонек твоей дружбы<text:line-break/>Боже, как он мне нужен!<text:line-break/>Светит он спокойным и верным светом<text:line-break/>Даря мне вечные весну и лето<text:line-break/>Как очень далеко где-то<text:line-break/>В чудесной стране Вечного Счастия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38:33.40</meta:creation-date>
    <meta:document-statistic meta:table-count="0" meta:image-count="0" meta:object-count="0" meta:page-count="1" meta:paragraph-count="1" meta:word-count="184" meta:character-count="1066"/>
    <dc:date>2011-10-04T19:40:18.34</dc:date>
    <dc:creator>Елизавета Чижикова</dc:creator>
    <meta:editing-duration>PT1M45S</meta:editing-duration>
    <meta:editing-cycles>1</meta:editing-cycles>
    <meta:generator>OpenOffice.org/3.3$Win32 OpenOffice.org_project/330m20$Build-9567</meta:generator>
  </office:meta>
</office:document-meta>
</file>